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9e774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e774" officeooo:paragraph-rsid="0029e774" style:text-blinking="false" fo:background-color="transparent"/>
    </style:style>
    <style:style style:name="P7" style:family="paragraph" style:parent-style-name="Text_20_body" style:list-style-name="L1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c8da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c581c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ctividad</text:span><text:span text:style-name="T1"> </text:span><text:span text:style-name="T3">1</text:span><text:span text:style-name="T1">. </text:span><text:span text:style-name="T4">Nombre</text:span></text:p>
      <text:p text:style-name="P4">.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Pastilla: </text:p>
            <text:p text:style-name="P6">.</text:p>
          </table:table-cell>
        </table:table-row>
      </table:table>
      <text:p text:style-name="P2"/>
      <text:list xml:id="list2392131042637472245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4-02T14:35:29.161000000</dc:date>
    <meta:editing-duration>PT16M42S</meta:editing-duration>
    <meta:editing-cycles>25</meta:editing-cycles>
    <meta:generator>LibreOffice/4.4.2.2$Windows_x86 LibreOffice_project/c4c7d32d0d49397cad38d62472b0bc8acff48dd6</meta:generator>
    <meta:document-statistic meta:table-count="1" meta:image-count="0" meta:object-count="0" meta:page-count="1" meta:paragraph-count="4" meta:word-count="6" meta:character-count="31" meta:non-whitespace-character-count="28"/>
  </office:meta>
</office:document-meta>
</file>